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я1" style:family="table" style:master-page-name="">
      <style:table-properties style:width="2.4299in" fo:margin-left="1.875in" style:page-number="auto" table:align="left" style:may-break-between-rows="false"/>
    </style:style>
    <style:style style:name="Таблиця1.A" style:family="table-column">
      <style:table-column-properties style:column-width="0.5in"/>
    </style:style>
    <style:style style:name="Таблиця1.B" style:family="table-column">
      <style:table-column-properties style:column-width="0.5007in"/>
    </style:style>
    <style:style style:name="Таблиця1.C" style:family="table-column">
      <style:table-column-properties style:column-width="0.4674in"/>
    </style:style>
    <style:style style:name="Таблиця1.D" style:family="table-column">
      <style:table-column-properties style:column-width="0.4681in"/>
    </style:style>
    <style:style style:name="Таблиця1.E" style:family="table-column">
      <style:table-column-properties style:column-width="0.4938in"/>
    </style:style>
    <style:style style:name="Таблиця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1.B1" style:family="table-cell">
      <style:table-cell-properties style:vertical-align="middle" fo:background-color="#81d41a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1.E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Таблиця1.A2" style:family="table-cell">
      <style:table-cell-properties style:vertical-align="middle" fo:background-color="#fff2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1.B2" style:family="table-cell">
      <style:table-cell-properties style:vertical-align="middle" fo:background-color="#bbe33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1.E2" style:family="table-cell">
      <style:table-cell-properties style:vertical-align="middle" fo:background-color="#fff2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1.A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1.B3" style:family="table-cell">
      <style:table-cell-properties style:vertical-align="middle" fo:background-color="#81d41a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1.E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1.A4" style:family="table-cell">
      <style:table-cell-properties style:vertical-align="middle" fo:background-color="transparent" fo:padding="0.0382in" fo:border-left="0.5pt solid #000000" fo:border-right="none" fo:border-top="none" fo:border-bottom="0.5pt double-thin #000000" style:writing-mode="page">
        <style:background-image/>
      </style:table-cell-properties>
    </style:style>
    <style:style style:name="Таблиця1.B4" style:family="table-cell">
      <style:table-cell-properties style:vertical-align="middle" fo:background-color="#81d41a" fo:padding="0.0382in" fo:border-left="0.5pt solid #000000" fo:border-right="none" fo:border-top="none" fo:border-bottom="0.5pt double-thin #000000" style:writing-mode="page">
        <style:background-image/>
      </style:table-cell-properties>
    </style:style>
    <style:style style:name="Таблиця1.E4" style:family="table-cell">
      <style:table-cell-properties style:vertical-align="middle" fo:background-color="transparent" fo:padding="0.0382in" fo:border-left="0.5pt solid #000000" fo:border-right="0.5pt solid #000000" fo:border-top="none" fo:border-bottom="0.5pt double-thin #000000" style:writing-mode="page">
        <style:background-image/>
      </style:table-cell-properties>
    </style:style>
    <style:style style:name="Таблиця2" style:family="table" style:master-page-name="">
      <style:table-properties style:width="2.4299in" fo:margin-left="1.875in" style:page-number="auto" table:align="left" style:may-break-between-rows="false"/>
    </style:style>
    <style:style style:name="Таблиця2.A" style:family="table-column">
      <style:table-column-properties style:column-width="0.5in"/>
    </style:style>
    <style:style style:name="Таблиця2.B" style:family="table-column">
      <style:table-column-properties style:column-width="0.5007in"/>
    </style:style>
    <style:style style:name="Таблиця2.C" style:family="table-column">
      <style:table-column-properties style:column-width="0.4674in"/>
    </style:style>
    <style:style style:name="Таблиця2.D" style:family="table-column">
      <style:table-column-properties style:column-width="0.4681in"/>
    </style:style>
    <style:style style:name="Таблиця2.E" style:family="table-column">
      <style:table-column-properties style:column-width="0.4938in"/>
    </style:style>
    <style:style style:name="Таблиця2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2.C1" style:family="table-cell">
      <style:table-cell-properties style:vertical-align="middle" fo:background-color="#81d41a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2.E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Таблиця2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2.C2" style:family="table-cell">
      <style:table-cell-properties style:vertical-align="middle" fo:background-color="#81d41a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2.E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2.C3" style:family="table-cell" style:data-style-name="N0">
      <style:table-cell-properties style:vertical-align="middle" fo:background-color="#81d41a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2.D3" style:family="table-cell" style:data-style-name="N0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2.A4" style:family="table-cell">
      <style:table-cell-properties style:vertical-align="middle" fo:background-color="#fff200" fo:padding="0.0382in" fo:border-left="0.5pt solid #000000" fo:border-right="none" fo:border-top="none" fo:border-bottom="0.5pt double-thin #000000" style:writing-mode="page">
        <style:background-image/>
      </style:table-cell-properties>
    </style:style>
    <style:style style:name="Таблиця2.B4" style:family="table-cell">
      <style:table-cell-properties style:vertical-align="middle" fo:background-color="#fff200" fo:padding="0.0382in" fo:border-left="0.5pt solid #000000" fo:border-right="none" fo:border-top="none" fo:border-bottom="0.5pt double-thin #000000" style:writing-mode="page">
        <style:background-image/>
      </style:table-cell-properties>
    </style:style>
    <style:style style:name="Таблиця2.C4" style:family="table-cell">
      <style:table-cell-properties style:vertical-align="middle" fo:background-color="#bbe33d" fo:padding="0.0382in" fo:border-left="0.5pt solid #000000" fo:border-right="none" fo:border-top="none" fo:border-bottom="0.5pt double-thin #000000" style:writing-mode="page">
        <style:background-image/>
      </style:table-cell-properties>
    </style:style>
    <style:style style:name="Таблиця2.D4" style:family="table-cell">
      <style:table-cell-properties style:vertical-align="middle" fo:background-color="#fff200" fo:padding="0.0382in" fo:border-left="0.5pt solid #000000" fo:border-right="none" fo:border-top="none" fo:border-bottom="0.5pt double-thin #000000" style:writing-mode="page">
        <style:background-image/>
      </style:table-cell-properties>
    </style:style>
    <style:style style:name="Таблиця2.E4" style:family="table-cell">
      <style:table-cell-properties style:vertical-align="middle" fo:background-color="#fff200" fo:padding="0.0382in" fo:border-left="0.5pt solid #000000" fo:border-right="0.5pt solid #000000" fo:border-top="none" fo:border-bottom="0.5pt double-thin #000000" style:writing-mode="page">
        <style:background-image/>
      </style:table-cell-properties>
    </style:style>
    <style:style style:name="Таблиця3" style:family="table" style:master-page-name="">
      <style:table-properties style:width="2.4299in" fo:margin-left="1.875in" style:page-number="auto" table:align="left" style:may-break-between-rows="false"/>
    </style:style>
    <style:style style:name="Таблиця3.A" style:family="table-column">
      <style:table-column-properties style:column-width="0.5in"/>
    </style:style>
    <style:style style:name="Таблиця3.B" style:family="table-column">
      <style:table-column-properties style:column-width="0.5007in"/>
    </style:style>
    <style:style style:name="Таблиця3.C" style:family="table-column">
      <style:table-column-properties style:column-width="0.4674in"/>
    </style:style>
    <style:style style:name="Таблиця3.D" style:family="table-column">
      <style:table-column-properties style:column-width="0.4681in"/>
    </style:style>
    <style:style style:name="Таблиця3.E" style:family="table-column">
      <style:table-column-properties style:column-width="0.4938in"/>
    </style:style>
    <style:style style:name="Таблиця3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3.C1" style:family="table-cell">
      <style:table-cell-properties style:vertical-align="middle" fo:background-color="#81d41a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3.E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Таблиця3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3.C2" style:family="table-cell">
      <style:table-cell-properties style:vertical-align="middle" fo:background-color="#81d41a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3.E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3.A4" style:family="table-cell">
      <style:table-cell-properties style:vertical-align="middle" fo:background-color="#fff200" fo:padding="0.0382in" fo:border-left="0.5pt solid #000000" fo:border-right="none" fo:border-top="none" fo:border-bottom="0.5pt double-thin #000000" style:writing-mode="page">
        <style:background-image/>
      </style:table-cell-properties>
    </style:style>
    <style:style style:name="Таблиця3.C4" style:family="table-cell">
      <style:table-cell-properties style:vertical-align="middle" fo:background-color="#bbe33d" fo:padding="0.0382in" fo:border-left="0.5pt solid #000000" fo:border-right="none" fo:border-top="none" fo:border-bottom="0.5pt double-thin #000000" style:writing-mode="page">
        <style:background-image/>
      </style:table-cell-properties>
    </style:style>
    <style:style style:name="Таблиця3.E4" style:family="table-cell">
      <style:table-cell-properties style:vertical-align="middle" fo:background-color="#fff200" fo:padding="0.0382in" fo:border-left="0.5pt solid #000000" fo:border-right="0.5pt solid #000000" fo:border-top="none" fo:border-bottom="0.5pt double-thin #000000" style:writing-mode="page">
        <style:background-image/>
      </style:table-cell-properties>
    </style:style>
    <style:style style:name="Таблиця4" style:family="table" style:master-page-name="">
      <style:table-properties style:width="1.8097in" fo:margin-left="2.2007in" style:page-number="auto" table:align="left" style:may-break-between-rows="false"/>
    </style:style>
    <style:style style:name="Таблиця4.A" style:family="table-column">
      <style:table-column-properties style:column-width="0.4229in"/>
    </style:style>
    <style:style style:name="Таблиця4.B" style:family="table-column">
      <style:table-column-properties style:column-width="0.4889in"/>
    </style:style>
    <style:style style:name="Таблиця4.C" style:family="table-column">
      <style:table-column-properties style:column-width="0.4486in"/>
    </style:style>
    <style:style style:name="Таблиця4.D" style:family="table-column">
      <style:table-column-properties style:column-width="0.4493in"/>
    </style:style>
    <style:style style:name="Таблиця4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4.B1" style:family="table-cell">
      <style:table-cell-properties style:vertical-align="middle" fo:background-color="#81d41a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4.D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Таблиця4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4.B2" style:family="table-cell">
      <style:table-cell-properties style:vertical-align="middle" fo:background-color="#81d41a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4.D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4.A3" style:family="table-cell">
      <style:table-cell-properties style:vertical-align="middle" fo:background-color="#fff2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4.B3" style:family="table-cell">
      <style:table-cell-properties style:vertical-align="middle" fo:background-color="#bbe33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4.D3" style:family="table-cell">
      <style:table-cell-properties style:vertical-align="middle" fo:background-color="#fff2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4.A4" style:family="table-cell">
      <style:table-cell-properties style:vertical-align="middle" fo:background-color="transparent" fo:padding="0.0382in" fo:border-left="0.5pt solid #000000" fo:border-right="none" fo:border-top="none" fo:border-bottom="0.5pt double-thin #000000" style:writing-mode="page">
        <style:background-image/>
      </style:table-cell-properties>
    </style:style>
    <style:style style:name="Таблиця4.B4" style:family="table-cell">
      <style:table-cell-properties style:vertical-align="middle" fo:background-color="#81d41a" fo:padding="0.0382in" fo:border-left="0.5pt solid #000000" fo:border-right="none" fo:border-top="none" fo:border-bottom="0.5pt double-thin #000000" style:writing-mode="page">
        <style:background-image/>
      </style:table-cell-properties>
    </style:style>
    <style:style style:name="Таблиця4.D4" style:family="table-cell">
      <style:table-cell-properties style:vertical-align="middle" fo:background-color="transparent" fo:padding="0.0382in" fo:border-left="0.5pt solid #000000" fo:border-right="0.5pt solid #000000" fo:border-top="none" fo:border-bottom="0.5pt double-thin #000000" style:writing-mode="page">
        <style:background-image/>
      </style:table-cell-properties>
    </style:style>
    <style:style style:name="Таблиця5" style:family="table" style:master-page-name="">
      <style:table-properties style:width="1.8097in" fo:margin-left="2.2007in" style:page-number="auto" table:align="left" style:may-break-between-rows="false"/>
    </style:style>
    <style:style style:name="Таблиця5.A" style:family="table-column">
      <style:table-column-properties style:column-width="0.4229in"/>
    </style:style>
    <style:style style:name="Таблиця5.B" style:family="table-column">
      <style:table-column-properties style:column-width="0.4889in"/>
    </style:style>
    <style:style style:name="Таблиця5.C" style:family="table-column">
      <style:table-column-properties style:column-width="0.4486in"/>
    </style:style>
    <style:style style:name="Таблиця5.D" style:family="table-column">
      <style:table-column-properties style:column-width="0.4493in"/>
    </style:style>
    <style:style style:name="Таблиця5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5.B1" style:family="table-cell">
      <style:table-cell-properties style:vertical-align="middle" fo:background-color="#81d41a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5.D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Таблиця5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5.B2" style:family="table-cell">
      <style:table-cell-properties style:vertical-align="middle" fo:background-color="#81d41a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5.D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5.A3" style:family="table-cell">
      <style:table-cell-properties style:vertical-align="middle" fo:background-color="#fff2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5.B3" style:family="table-cell">
      <style:table-cell-properties style:vertical-align="middle" fo:background-color="#bbe33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5.D3" style:family="table-cell">
      <style:table-cell-properties style:vertical-align="middle" fo:background-color="#fff2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5.A4" style:family="table-cell">
      <style:table-cell-properties style:vertical-align="middle" fo:background-color="transparent" fo:padding="0.0382in" fo:border-left="0.5pt solid #000000" fo:border-right="none" fo:border-top="none" fo:border-bottom="0.5pt double-thin #000000" style:writing-mode="page">
        <style:background-image/>
      </style:table-cell-properties>
    </style:style>
    <style:style style:name="Таблиця5.B4" style:family="table-cell">
      <style:table-cell-properties style:vertical-align="middle" fo:background-color="#81d41a" fo:padding="0.0382in" fo:border-left="0.5pt solid #000000" fo:border-right="none" fo:border-top="none" fo:border-bottom="0.5pt double-thin #000000" style:writing-mode="page">
        <style:background-image/>
      </style:table-cell-properties>
    </style:style>
    <style:style style:name="Таблиця5.D4" style:family="table-cell">
      <style:table-cell-properties style:vertical-align="middle" fo:background-color="transparent" fo:padding="0.0382in" fo:border-left="0.5pt solid #000000" fo:border-right="0.5pt solid #000000" fo:border-top="none" fo:border-bottom="0.5pt double-thin #000000" style:writing-mode="page">
        <style:background-image/>
      </style:table-cell-properties>
    </style:style>
    <style:style style:name="P1" style:family="paragraph" style:parent-style-name="Standard">
      <style:text-properties officeooo:rsid="001696ed" officeooo:paragraph-rsid="000d5d59"/>
    </style:style>
    <style:style style:name="P2" style:family="paragraph" style:parent-style-name="Standard">
      <style:paragraph-properties fo:text-align="center" style:justify-single-word="false"/>
      <style:text-properties officeooo:rsid="00175b86" officeooo:paragraph-rsid="004cb750"/>
    </style:style>
    <style:style style:name="P3" style:family="paragraph" style:parent-style-name="Standard">
      <style:paragraph-properties fo:text-align="justify" style:justify-single-word="false"/>
      <style:text-properties officeooo:rsid="004e5057" officeooo:paragraph-rsid="004e5057"/>
    </style:style>
    <style:style style:name="P4" style:family="paragraph" style:parent-style-name="Standard">
      <style:paragraph-properties fo:text-align="justify" style:justify-single-word="false"/>
      <style:text-properties officeooo:rsid="004ff5c7" officeooo:paragraph-rsid="004ff5c7"/>
    </style:style>
    <style:style style:name="P5" style:family="paragraph" style:parent-style-name="Standard">
      <style:paragraph-properties fo:text-align="justify" style:justify-single-word="false"/>
      <style:text-properties officeooo:rsid="00582fdf" officeooo:paragraph-rsid="00582fdf"/>
    </style:style>
    <style:style style:name="P6" style:family="paragraph" style:parent-style-name="Standard">
      <style:paragraph-properties fo:margin-left="0.25in" fo:margin-right="0.25in" fo:text-align="center" style:justify-single-word="false" fo:text-indent="0in" style:auto-text-indent="false"/>
      <style:text-properties officeooo:rsid="001696ed" officeooo:paragraph-rsid="000d5d59"/>
    </style:style>
    <style:style style:name="P7" style:family="paragraph" style:parent-style-name="Standard">
      <style:paragraph-properties fo:margin-left="0.25in" fo:margin-right="0.25in" fo:text-align="center" style:justify-single-word="false" fo:text-indent="0in" style:auto-text-indent="false"/>
      <style:text-properties fo:font-variant="normal" fo:text-transform="none" fo:letter-spacing="normal" fo:font-style="normal" fo:font-weight="normal" officeooo:rsid="004e5057" officeooo:paragraph-rsid="004e5057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0.25in" fo:margin-right="0.25in" fo:text-align="center" style:justify-single-word="false" fo:text-indent="0in" style:auto-text-indent="false"/>
      <style:text-properties fo:font-variant="normal" fo:text-transform="none" fo:letter-spacing="normal" fo:font-style="normal" fo:font-weight="normal" officeooo:rsid="00521066" officeooo:paragraph-rsid="00521066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.25in" fo:margin-right="0.25in" fo:text-align="center" style:justify-single-word="false" fo:text-indent="0in" style:auto-text-indent="false"/>
      <style:text-properties fo:font-variant="normal" fo:text-transform="none" fo:letter-spacing="normal" fo:font-style="normal" fo:font-weight="normal" officeooo:rsid="00582fdf" officeooo:paragraph-rsid="00582fdf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left="0.25in" fo:margin-right="0.25in" fo:text-align="center" style:justify-single-word="false" fo:text-indent="0in" style:auto-text-indent="false"/>
      <style:text-properties officeooo:rsid="0073e9f6" officeooo:paragraph-rsid="0075be5a"/>
    </style:style>
    <style:style style:name="P11" style:family="paragraph" style:parent-style-name="Standard">
      <style:paragraph-properties fo:text-align="justify" style:justify-single-word="false"/>
      <style:text-properties officeooo:rsid="005aad0d" officeooo:paragraph-rsid="005aad0d"/>
    </style:style>
    <style:style style:name="P12" style:family="paragraph" style:parent-style-name="Standard">
      <style:paragraph-properties fo:text-align="justify" style:justify-single-word="false"/>
      <style:text-properties officeooo:rsid="005aad0d" officeooo:paragraph-rsid="0072814e"/>
    </style:style>
    <style:style style:name="P13" style:family="paragraph" style:parent-style-name="Standard">
      <style:text-properties officeooo:rsid="0073e9f6" officeooo:paragraph-rsid="0073e9f6"/>
    </style:style>
    <style:style style:name="P14" style:family="paragraph" style:parent-style-name="Standard">
      <style:text-properties officeooo:rsid="00780c85" officeooo:paragraph-rsid="0078ae76"/>
    </style:style>
    <style:style style:name="P15" style:family="paragraph" style:parent-style-name="Standard">
      <style:text-properties fo:font-style="italic" style:text-underline-style="none" fo:font-weight="bold" officeooo:rsid="0078ae76" officeooo:paragraph-rsid="0078ae76" style:font-style-asian="italic" style:font-weight-asian="bold" style:font-style-complex="italic" style:font-weight-complex="bold"/>
    </style:style>
    <style:style style:name="P16" style:family="paragraph" style:parent-style-name="Heading_20_1">
      <style:paragraph-properties fo:text-align="center" style:justify-single-word="false"/>
    </style:style>
    <style:style style:name="P17" style:family="paragraph" style:parent-style-name="Heading_20_2">
      <style:paragraph-properties fo:text-align="center" style:justify-single-word="false"/>
    </style:style>
    <style:style style:name="P18" style:family="paragraph" style:parent-style-name="Table_20_Contents">
      <loext:graphic-properties draw:fill="none" draw:fill-color="#729fcf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loext:graphic-properties draw:fill="none" draw:fill-color="#729fcf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81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loext:graphic-properties draw:fill="none" draw:fill-color="#729fcf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3e9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loext:graphic-properties draw:fill="none" draw:fill-color="#729fcf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5be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loext:graphic-properties draw:fill="none" draw:fill-color="#729fcf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0b88" officeooo:paragraph-rsid="00710b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loext:graphic-properties draw:fill="none" draw:fill-color="#729fcf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0b88" officeooo:paragraph-rsid="007281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loext:graphic-properties draw:fill="none" draw:fill-color="#729fcf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0b88" officeooo:paragraph-rsid="0073e9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loext:graphic-properties draw:fill="none" draw:fill-color="#729fcf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814e" officeooo:paragraph-rsid="007281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loext:graphic-properties draw:fill="none" draw:fill-color="#729fcf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814e" officeooo:paragraph-rsid="0073e9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loext:graphic-properties draw:fill="none" draw:fill-color="#729fcf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814e" officeooo:paragraph-rsid="0075be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loext:graphic-properties draw:fill="none" draw:fill-color="#729fcf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c254" officeooo:paragraph-rsid="0072c2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loext:graphic-properties draw:fill="none" draw:fill-color="#729fcf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c254" officeooo:paragraph-rsid="0073e9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loext:graphic-properties draw:fill="none" draw:fill-color="#729fcf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5be5a" officeooo:paragraph-rsid="0075be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loext:graphic-properties draw:fill="none" draw:fill-color="#729fcf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74918" officeooo:paragraph-rsid="007749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loext:graphic-properties draw:fill="none" draw:fill-color="#729fcf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3" style:family="paragraph" style:parent-style-name="Table_20_Contents">
      <loext:graphic-properties draw:fill="none" draw:fill-color="#729fcf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paragraph-rsid="0072814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4" style:family="paragraph" style:parent-style-name="Table_20_Contents">
      <loext:graphic-properties draw:fill="none" draw:fill-color="#729fcf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paragraph-rsid="0073e9f6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5" style:family="paragraph" style:parent-style-name="Table_20_Contents">
      <loext:graphic-properties draw:fill="none" draw:fill-color="#729fcf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paragraph-rsid="0075be5a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6" style:family="paragraph" style:parent-style-name="Table_20_Contents">
      <loext:graphic-properties draw:fill="none" draw:fill-color="#729fcf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6fbb23" officeooo:paragraph-rsid="006fbb2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7" style:family="paragraph" style:parent-style-name="Table_20_Contents">
      <loext:graphic-properties draw:fill="none" draw:fill-color="#729fcf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6fbb23" officeooo:paragraph-rsid="0072814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8" style:family="paragraph" style:parent-style-name="Table_20_Contents">
      <loext:graphic-properties draw:fill="none" draw:fill-color="#729fcf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6fbb23" officeooo:paragraph-rsid="0073e9f6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9" style:family="paragraph" style:parent-style-name="Table_20_Contents">
      <loext:graphic-properties draw:fill="none" draw:fill-color="#729fcf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6fbb23" officeooo:paragraph-rsid="0075be5a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0" style:family="paragraph" style:parent-style-name="Table_20_Contents">
      <loext:graphic-properties draw:fill="none" draw:fill-color="#729fcf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710b88" officeooo:paragraph-rsid="00710b8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1" style:family="paragraph" style:parent-style-name="Table_20_Contents">
      <loext:graphic-properties draw:fill="none" draw:fill-color="#729fcf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710b88" officeooo:paragraph-rsid="0072814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2" style:family="paragraph" style:parent-style-name="Table_20_Contents">
      <loext:graphic-properties draw:fill="none" draw:fill-color="#729fcf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710b88" officeooo:paragraph-rsid="0073e9f6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1" style:family="text">
      <style:text-properties fo:font-variant="normal" fo:text-transform="none" fo:letter-spacing="normal"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variant="normal" fo:text-transform="none" fo:letter-spacing="normal" fo:font-style="italic" fo:font-weight="normal" officeooo:rsid="00521066" style:font-style-asian="italic" style:font-weight-asian="normal" style:font-style-complex="italic" style:font-weight-complex="normal"/>
    </style:style>
    <style:style style:name="T3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letter-spacing="normal" fo:font-style="normal" fo:font-weight="normal" officeooo:rsid="003850ec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letter-spacing="normal" fo:font-style="normal" fo:font-weight="normal" officeooo:rsid="00502f5d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letter-spacing="normal" fo:font-style="normal" fo:font-weight="normal" officeooo:rsid="00521066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letter-spacing="normal" fo:font-style="normal" fo:font-weight="normal" officeooo:rsid="0053d259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style:text-position="sub 58%" fo:letter-spacing="normal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text-position="sub 58%"/>
    </style:style>
    <style:style style:name="T10" style:family="text">
      <style:text-properties style:text-position="sub 58%" officeooo:rsid="006fbb23"/>
    </style:style>
    <style:style style:name="T11" style:family="text">
      <style:text-properties style:text-position="sub 58%" officeooo:rsid="0072814e"/>
    </style:style>
    <style:style style:name="T12" style:family="text">
      <style:text-properties style:text-position="sub 58%" officeooo:rsid="0072c254"/>
    </style:style>
    <style:style style:name="T13" style:family="text">
      <style:text-properties style:text-position="sub 58%" officeooo:rsid="0075be5a"/>
    </style:style>
    <style:style style:name="T14" style:family="text">
      <style:text-properties officeooo:rsid="006fbb23"/>
    </style:style>
    <style:style style:name="T15" style:family="text">
      <style:text-properties officeooo:rsid="00710b88"/>
    </style:style>
    <style:style style:name="T16" style:family="text">
      <style:text-properties officeooo:rsid="00727768"/>
    </style:style>
    <style:style style:name="T17" style:family="text">
      <style:text-properties officeooo:rsid="0072814e"/>
    </style:style>
    <style:style style:name="T18" style:family="text">
      <style:text-properties officeooo:rsid="0072c254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746c53"/>
    </style:style>
    <style:style style:name="T21" style:family="text">
      <style:text-properties officeooo:rsid="0075be5a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Лобань Г.М., ПА-18-2</text:h>
      <text:p text:style-name="Standard">Знайти розв'язок задачі лінійного програмування в канонічній формі методом штучного базису. Дані для кожного варіанту взяти з попередньої таблиці.</text:p>
      <text:p text:style-name="P1"/>
      <text:p text:style-name="P6"><draw:frame draw:style-name="fr1" draw:name="Об'єкт1" text:anchor-type="as-char" svg:y="-0.3217in" svg:width="0.9472in" svg:height="0.5839in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1"/>
      <text:h text:style-name="P17" text:outline-level="2">Варіант 26</text:h>
      <text:p text:style-name="P2"><draw:frame draw:style-name="fr1" draw:name="Об'єкт2" text:anchor-type="as-char" svg:y="-0.5425in" svg:width="1.8165in" svg:height="1.0547in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3"><text:span text:style-name="T4">З</text:span><text:span text:style-name="T3">робимо декілька перетворень.</text:span></text:p>
      <text:p text:style-name="P7"><draw:frame draw:style-name="fr1" draw:name="Об'єкт3" text:anchor-type="as-char" svg:y="-0.9862in" svg:width="1.6661in" svg:height="1.9362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4"><text:span text:style-name="T3">Отримали систему обмежень з двом одиничними векторами, </text:span><text:span text:style-name="T7">тому вводимо штучну змінну до третього рівняння</text:span><text:span text:style-name="T3">. </text:span><text:span text:style-name="T7">Додамо</text:span><text:span text:style-name="T5"> </text:span><text:span text:style-name="T6">до цільової функції </text:span><text:span text:style-name="T7">цю</text:span><text:span text:style-name="T5"> змінну </text:span><text:span text:style-name="T6">з дозвільно великим від’ємним числом </text:span><text:span text:style-name="T2">M</text:span><text:span text:style-name="T5">. </text:span><text:span text:style-name="T6">Отримаємо таку задачу ЛП:</text:span></text:p>
      <text:p text:style-name="P8"><draw:frame draw:style-name="fr1" draw:name="Об'єкт4" text:anchor-type="as-char" svg:y="-0.5902in" svg:width="2.3634in" svg:height="1.1457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5"><text:span text:style-name="T3">Змінні </text:span><text:span text:style-name="T1">x</text:span><text:span text:style-name="T8">3</text:span><text:span text:style-name="T3">, </text:span><text:span text:style-name="T1">x</text:span><text:span text:style-name="T8">4</text:span><text:span text:style-name="T3">, </text:span><text:span text:style-name="T1">x</text:span><text:span text:style-name="T8">6</text:span><text:span text:style-name="T3"> будуть базисними, а </text:span><text:span text:style-name="T1">x</text:span><text:span text:style-name="T8">1</text:span><text:span text:style-name="T3">, </text:span><text:span text:style-name="T1">x</text:span><text:span text:style-name="T8">2</text:span><text:span text:style-name="T3">, </text:span><text:span text:style-name="T1">x</text:span><text:span text:style-name="T8">5</text:span><text:span text:style-name="T3"> — небазисними. Виразимо базисні змінні через небазисні та перепишемо цільову функцію через базисні змінні.</text:span></text:p>
      <text:p text:style-name="P9"><draw:frame draw:style-name="fr1" draw:name="Об'єкт5" text:anchor-type="as-char" svg:y="-0.7098in" svg:width="4.5016in" svg:height="1.3846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1"><text:span text:style-name="T3">Складаємо симплекс-таблицю. Рядок коефіцієнтів цільової функції розділимо на два рядки.</text:span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/>
        <text:soft-page-break/>
        <table:table-row>
          <table:table-cell table:style-name="Таблиця1.A1" office:value-type="string">
            <text:p text:style-name="P18"/>
          </table:table-cell>
          <table:table-cell table:style-name="Таблиця1.B1" office:value-type="string">
            <text:p text:style-name="P32">-<text:span text:style-name="T14">x</text:span><text:span text:style-name="T10">1</text:span></text:p>
          </table:table-cell>
          <table:table-cell table:style-name="Таблиця1.A1" office:value-type="string">
            <text:p text:style-name="P32">-<text:span text:style-name="T14">x</text:span><text:span text:style-name="T10">2</text:span></text:p>
          </table:table-cell>
          <table:table-cell table:style-name="Таблиця1.A1" office:value-type="string">
            <text:p text:style-name="P32">-<text:span text:style-name="T14">x</text:span><text:span text:style-name="T10">5</text:span></text:p>
          </table:table-cell>
          <table:table-cell table:style-name="Таблиця1.E1" office:value-type="string">
            <text:p text:style-name="P18"/>
          </table:table-cell>
        </table:table-row>
        <table:table-row>
          <table:table-cell table:style-name="Таблиця1.A2" office:value-type="string">
            <text:p text:style-name="P36">x<text:span text:style-name="T9">3</text:span></text:p>
          </table:table-cell>
          <table:table-cell table:style-name="Таблиця1.B2" office:value-type="string">
            <text:p text:style-name="P22">1</text:p>
          </table:table-cell>
          <table:table-cell table:style-name="Таблиця1.A2" office:value-type="string">
            <text:p text:style-name="P22">-1</text:p>
          </table:table-cell>
          <table:table-cell table:style-name="Таблиця1.A2" office:value-type="string">
            <text:p text:style-name="P22">0</text:p>
          </table:table-cell>
          <table:table-cell table:style-name="Таблиця1.E2" office:value-type="string">
            <text:p text:style-name="P22">1</text:p>
          </table:table-cell>
        </table:table-row>
        <table:table-row>
          <table:table-cell table:style-name="Таблиця1.A3" office:value-type="string">
            <text:p text:style-name="P36">x<text:span text:style-name="T9">4</text:span></text:p>
          </table:table-cell>
          <table:table-cell table:style-name="Таблиця1.B3" office:value-type="string">
            <text:p text:style-name="P18">-<text:span text:style-name="T15">3</text:span></text:p>
          </table:table-cell>
          <table:table-cell table:style-name="Таблиця1.A3" office:value-type="string">
            <text:p text:style-name="P22">1</text:p>
          </table:table-cell>
          <table:table-cell table:style-name="Таблиця1.A3" office:value-type="string">
            <text:p text:style-name="P22">0</text:p>
          </table:table-cell>
          <table:table-cell table:style-name="Таблиця1.E3" office:value-type="string">
            <text:p text:style-name="P22">3</text:p>
          </table:table-cell>
        </table:table-row>
        <table:table-row>
          <table:table-cell table:style-name="Таблиця1.A4" office:value-type="string">
            <text:p text:style-name="P36">x<text:span text:style-name="T9">6</text:span></text:p>
          </table:table-cell>
          <table:table-cell table:style-name="Таблиця1.B4" office:value-type="string">
            <text:p text:style-name="P22">4</text:p>
          </table:table-cell>
          <table:table-cell table:style-name="Таблиця1.A4" office:value-type="string">
            <text:p text:style-name="P22">2</text:p>
          </table:table-cell>
          <table:table-cell table:style-name="Таблиця1.A4" office:value-type="string">
            <text:p text:style-name="P22">2</text:p>
          </table:table-cell>
          <table:table-cell table:style-name="Таблиця1.E4" office:value-type="string">
            <text:p text:style-name="P22">8</text:p>
          </table:table-cell>
        </table:table-row>
        <table:table-row>
          <table:table-cell table:style-name="Таблиця1.A3" office:value-type="string">
            <text:p text:style-name="P32"/>
          </table:table-cell>
          <table:table-cell table:style-name="Таблиця1.B3" office:value-type="string">
            <text:p text:style-name="P18">-<text:span text:style-name="T16">1</text:span></text:p>
          </table:table-cell>
          <table:table-cell table:style-name="Таблиця1.A3" office:value-type="string">
            <text:p text:style-name="P18">-<text:span text:style-name="T16">2</text:span></text:p>
          </table:table-cell>
          <table:table-cell table:style-name="Таблиця1.A3" office:value-type="string">
            <text:p text:style-name="P18">-<text:span text:style-name="T16">1</text:span></text:p>
          </table:table-cell>
          <table:table-cell table:style-name="Таблиця1.E3" office:value-type="string">
            <text:p text:style-name="P18">-<text:span text:style-name="T16">2</text:span></text:p>
          </table:table-cell>
        </table:table-row>
        <table:table-row>
          <table:table-cell table:style-name="Таблиця1.A3" office:value-type="string">
            <text:p text:style-name="P40">M</text:p>
          </table:table-cell>
          <table:table-cell table:style-name="Таблиця1.B3" office:value-type="string">
            <text:p text:style-name="P18">-<text:span text:style-name="T16">4</text:span></text:p>
          </table:table-cell>
          <table:table-cell table:style-name="Таблиця1.A3" office:value-type="string">
            <text:p text:style-name="P18">-<text:span text:style-name="T16">2</text:span></text:p>
          </table:table-cell>
          <table:table-cell table:style-name="Таблиця1.A3" office:value-type="string">
            <text:p text:style-name="P18">-<text:span text:style-name="T16">2</text:span></text:p>
          </table:table-cell>
          <table:table-cell table:style-name="Таблиця1.E3" office:value-type="string">
            <text:p text:style-name="P18">-<text:span text:style-name="T16">8</text:span></text:p>
          </table:table-cell>
        </table:table-row>
      </table:table>
      <text:p text:style-name="P12"><text:span text:style-name="T3"/></text:p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/>
        <table:table-row>
          <table:table-cell table:style-name="Таблиця2.A1" office:value-type="string">
            <text:p text:style-name="P19"/>
          </table:table-cell>
          <table:table-cell table:style-name="Таблиця2.A1" office:value-type="string">
            <text:p text:style-name="P33">-<text:span text:style-name="T14">x</text:span><text:span text:style-name="T11">3</text:span></text:p>
          </table:table-cell>
          <table:table-cell table:style-name="Таблиця2.C1" office:value-type="string">
            <text:p text:style-name="P33">-<text:span text:style-name="T14">x</text:span><text:span text:style-name="T10">2</text:span></text:p>
          </table:table-cell>
          <table:table-cell table:style-name="Таблиця2.A1" office:value-type="string">
            <text:p text:style-name="P33">-<text:span text:style-name="T14">x</text:span><text:span text:style-name="T10">5</text:span></text:p>
          </table:table-cell>
          <table:table-cell table:style-name="Таблиця2.E1" office:value-type="string">
            <text:p text:style-name="P19"/>
          </table:table-cell>
        </table:table-row>
        <table:table-row>
          <table:table-cell table:style-name="Таблиця2.A2" office:value-type="string">
            <text:p text:style-name="P37">x<text:span text:style-name="T11">1</text:span></text:p>
          </table:table-cell>
          <table:table-cell table:style-name="Таблиця2.A2" office:value-type="string">
            <text:p text:style-name="P23">1</text:p>
          </table:table-cell>
          <table:table-cell table:style-name="Таблиця2.C2" office:value-type="string">
            <text:p text:style-name="P23">-1</text:p>
          </table:table-cell>
          <table:table-cell table:style-name="Таблиця2.A2" office:value-type="string">
            <text:p text:style-name="P23">0</text:p>
          </table:table-cell>
          <table:table-cell table:style-name="Таблиця2.E2" office:value-type="string">
            <text:p text:style-name="P23">1</text:p>
          </table:table-cell>
        </table:table-row>
        <table:table-row>
          <table:table-cell table:style-name="Таблиця2.A2" office:value-type="string">
            <text:p text:style-name="P37">x<text:span text:style-name="T9">4</text:span></text:p>
          </table:table-cell>
          <table:table-cell table:style-name="Таблиця2.A2" office:value-type="string">
            <text:p text:style-name="P19"><text:span text:style-name="T15">3</text:span></text:p>
          </table:table-cell>
          <table:table-cell table:style-name="Таблиця2.C3" table:formula="ooow:&lt;Таблиця1.B2&gt;*&lt;Таблиця1.C3&gt;-&lt;Таблиця1.C2&gt;*&lt;Таблиця1.B3&gt;" office:value-type="float" office:value="-2">
            <text:p text:style-name="P25">-2</text:p>
          </table:table-cell>
          <table:table-cell table:style-name="Таблиця2.D3" table:formula="ooow:&lt;Таблиця1.B2&gt;*&lt;Таблиця1.C4&gt;-&lt;Таблиця1.C2&gt;*&lt;Таблиця1.B4&gt;" office:value-type="float" office:value="6">
            <text:p text:style-name="P25">6</text:p>
          </table:table-cell>
          <table:table-cell table:style-name="Таблиця2.E2" office:value-type="string">
            <text:p text:style-name="P25">6</text:p>
          </table:table-cell>
        </table:table-row>
        <table:table-row>
          <table:table-cell table:style-name="Таблиця2.A4" office:value-type="string">
            <text:p text:style-name="P37">x<text:span text:style-name="T9">6</text:span></text:p>
          </table:table-cell>
          <table:table-cell table:style-name="Таблиця2.B4" office:value-type="string">
            <text:p text:style-name="P23">-4</text:p>
          </table:table-cell>
          <table:table-cell table:style-name="Таблиця2.C4" office:value-type="string">
            <text:p text:style-name="P25">6</text:p>
          </table:table-cell>
          <table:table-cell table:style-name="Таблиця2.D4" office:value-type="string">
            <text:p text:style-name="P25">2</text:p>
          </table:table-cell>
          <table:table-cell table:style-name="Таблиця2.E4" office:value-type="string">
            <text:p text:style-name="P25">4</text:p>
          </table:table-cell>
        </table:table-row>
        <table:table-row>
          <table:table-cell table:style-name="Таблиця2.A2" office:value-type="string">
            <text:p text:style-name="P33"/>
          </table:table-cell>
          <table:table-cell table:style-name="Таблиця2.A2" office:value-type="string">
            <text:p text:style-name="P19"><text:span text:style-name="T16">1</text:span></text:p>
          </table:table-cell>
          <table:table-cell table:style-name="Таблиця2.C2" office:value-type="string">
            <text:p text:style-name="P25">-3</text:p>
          </table:table-cell>
          <table:table-cell table:style-name="Таблиця2.A2" office:value-type="string">
            <text:p text:style-name="P19">-<text:span text:style-name="T17">1</text:span></text:p>
          </table:table-cell>
          <table:table-cell table:style-name="Таблиця2.E2" office:value-type="string">
            <text:p text:style-name="P19">-<text:span text:style-name="T17">1</text:span></text:p>
          </table:table-cell>
        </table:table-row>
        <table:table-row>
          <table:table-cell table:style-name="Таблиця2.A2" office:value-type="string">
            <text:p text:style-name="P41">M</text:p>
          </table:table-cell>
          <table:table-cell table:style-name="Таблиця2.A2" office:value-type="string">
            <text:p text:style-name="P19"><text:span text:style-name="T16">4</text:span></text:p>
          </table:table-cell>
          <table:table-cell table:style-name="Таблиця2.C2" office:value-type="string">
            <text:p text:style-name="P19">-<text:span text:style-name="T17">6</text:span></text:p>
          </table:table-cell>
          <table:table-cell table:style-name="Таблиця2.A2" office:value-type="string">
            <text:p text:style-name="P19">-<text:span text:style-name="T17">2</text:span></text:p>
          </table:table-cell>
          <table:table-cell table:style-name="Таблиця2.E2" office:value-type="string">
            <text:p text:style-name="P19">-<text:span text:style-name="T17">4</text:span></text:p>
          </table:table-cell>
        </table:table-row>
      </table:table>
      <text:p text:style-name="P12"><text:span text:style-name="T3"/></text:p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/>
        <table:table-row>
          <table:table-cell table:style-name="Таблиця3.A1" office:value-type="string">
            <text:p text:style-name="P19"/>
          </table:table-cell>
          <table:table-cell table:style-name="Таблиця3.A1" office:value-type="string">
            <text:p text:style-name="P33">-<text:span text:style-name="T14">x</text:span><text:span text:style-name="T11">3</text:span></text:p>
          </table:table-cell>
          <table:table-cell table:style-name="Таблиця3.C1" office:value-type="string">
            <text:p text:style-name="P33">-<text:span text:style-name="T14">x</text:span><text:span text:style-name="T12">6</text:span></text:p>
          </table:table-cell>
          <table:table-cell table:style-name="Таблиця3.A1" office:value-type="string">
            <text:p text:style-name="P33">-<text:span text:style-name="T14">x</text:span><text:span text:style-name="T10">5</text:span></text:p>
          </table:table-cell>
          <table:table-cell table:style-name="Таблиця3.E1" office:value-type="string">
            <text:p text:style-name="P19"/>
          </table:table-cell>
        </table:table-row>
        <table:table-row>
          <table:table-cell table:style-name="Таблиця3.A2" office:value-type="string">
            <text:p text:style-name="P37">x<text:span text:style-name="T11">1</text:span></text:p>
          </table:table-cell>
          <table:table-cell table:style-name="Таблиця3.A2" office:value-type="string">
            <text:p text:style-name="P25">2/6</text:p>
          </table:table-cell>
          <table:table-cell table:style-name="Таблиця3.C2" office:value-type="string">
            <text:p text:style-name="P23">1/<text:span text:style-name="T17">6</text:span></text:p>
          </table:table-cell>
          <table:table-cell table:style-name="Таблиця3.A2" office:value-type="string">
            <text:p text:style-name="P25">2/6</text:p>
          </table:table-cell>
          <table:table-cell table:style-name="Таблиця3.E2" office:value-type="string">
            <text:p text:style-name="P25">10/6</text:p>
          </table:table-cell>
        </table:table-row>
        <table:table-row>
          <table:table-cell table:style-name="Таблиця3.A2" office:value-type="string">
            <text:p text:style-name="P37">x<text:span text:style-name="T9">4</text:span></text:p>
          </table:table-cell>
          <table:table-cell table:style-name="Таблиця3.A2" office:value-type="string">
            <text:p text:style-name="P25">10/6</text:p>
          </table:table-cell>
          <table:table-cell table:style-name="Таблиця3.C2" office:value-type="string">
            <text:p text:style-name="P25">2/6</text:p>
          </table:table-cell>
          <table:table-cell table:style-name="Таблиця3.A2" office:value-type="string">
            <text:p text:style-name="P25">40/6</text:p>
          </table:table-cell>
          <table:table-cell table:style-name="Таблиця3.E2" office:value-type="string">
            <text:p text:style-name="P25">44/6</text:p>
          </table:table-cell>
        </table:table-row>
        <table:table-row>
          <table:table-cell table:style-name="Таблиця3.A4" office:value-type="string">
            <text:p text:style-name="P37">x<text:span text:style-name="T12">2</text:span></text:p>
          </table:table-cell>
          <table:table-cell table:style-name="Таблиця3.A4" office:value-type="string">
            <text:p text:style-name="P23">-4/<text:span text:style-name="T17">6</text:span></text:p>
          </table:table-cell>
          <table:table-cell table:style-name="Таблиця3.C4" office:value-type="string">
            <text:p text:style-name="P25">1</text:p>
          </table:table-cell>
          <table:table-cell table:style-name="Таблиця3.A4" office:value-type="string">
            <text:p text:style-name="P25">2/6</text:p>
          </table:table-cell>
          <table:table-cell table:style-name="Таблиця3.E4" office:value-type="string">
            <text:p text:style-name="P25">4/6</text:p>
          </table:table-cell>
        </table:table-row>
        <table:table-row>
          <table:table-cell table:style-name="Таблиця3.A2" office:value-type="string">
            <text:p text:style-name="P33"/>
          </table:table-cell>
          <table:table-cell table:style-name="Таблиця3.A2" office:value-type="string">
            <text:p text:style-name="P19">-<text:span text:style-name="T18">1</text:span></text:p>
          </table:table-cell>
          <table:table-cell table:style-name="Таблиця3.C2" office:value-type="string">
            <text:p text:style-name="P25">3/6</text:p>
          </table:table-cell>
          <table:table-cell table:style-name="Таблиця3.A2" office:value-type="string">
            <text:p text:style-name="P28">0</text:p>
          </table:table-cell>
          <table:table-cell table:style-name="Таблиця3.E2" office:value-type="string">
            <text:p text:style-name="P28">1</text:p>
          </table:table-cell>
        </table:table-row>
        <table:table-row>
          <table:table-cell table:style-name="Таблиця3.A2" office:value-type="string">
            <text:p text:style-name="P41">M</text:p>
          </table:table-cell>
          <table:table-cell table:style-name="Таблиця3.A2" office:value-type="string">
            <text:p text:style-name="P28">0</text:p>
          </table:table-cell>
          <table:table-cell table:style-name="Таблиця3.C2" office:value-type="string">
            <text:p text:style-name="P25">1</text:p>
          </table:table-cell>
          <table:table-cell table:style-name="Таблиця3.A2" office:value-type="string">
            <text:p text:style-name="P28">0</text:p>
          </table:table-cell>
          <table:table-cell table:style-name="Таблиця3.E2" office:value-type="string">
            <text:p text:style-name="P28">0</text:p>
          </table:table-cell>
        </table:table-row>
      </table:table>
      <text:p text:style-name="P13">Штучна змінна вийшла з базису і в рядку <text:span text:style-name="T19">M</text:span> всі коефіцієнти, дорівнюють 0 під реальними змінними і 1 під штучною. Тепер можна викинути цей стовпець.</text:p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office:value-type="string">
            <text:p text:style-name="P20"/>
          </table:table-cell>
          <table:table-cell table:style-name="Таблиця4.B1" office:value-type="string">
            <text:p text:style-name="P34">-<text:span text:style-name="T14">x</text:span><text:span text:style-name="T11">3</text:span></text:p>
          </table:table-cell>
          <table:table-cell table:style-name="Таблиця4.A1" office:value-type="string">
            <text:p text:style-name="P34">-<text:span text:style-name="T14">x</text:span><text:span text:style-name="T10">5</text:span></text:p>
          </table:table-cell>
          <table:table-cell table:style-name="Таблиця4.D1" office:value-type="string">
            <text:p text:style-name="P20"/>
          </table:table-cell>
        </table:table-row>
        <table:table-row>
          <table:table-cell table:style-name="Таблиця4.A2" office:value-type="string">
            <text:p text:style-name="P38">x<text:span text:style-name="T11">1</text:span></text:p>
          </table:table-cell>
          <table:table-cell table:style-name="Таблиця4.B2" office:value-type="string">
            <text:p text:style-name="P26">2/6</text:p>
          </table:table-cell>
          <table:table-cell table:style-name="Таблиця4.A2" office:value-type="string">
            <text:p text:style-name="P26">2/6</text:p>
          </table:table-cell>
          <table:table-cell table:style-name="Таблиця4.D2" office:value-type="string">
            <text:p text:style-name="P26">10/6</text:p>
          </table:table-cell>
        </table:table-row>
        <table:table-row>
          <table:table-cell table:style-name="Таблиця4.A3" office:value-type="string">
            <text:p text:style-name="P38">x<text:span text:style-name="T9">4</text:span></text:p>
          </table:table-cell>
          <table:table-cell table:style-name="Таблиця4.B3" office:value-type="string">
            <text:p text:style-name="P26">10/6</text:p>
          </table:table-cell>
          <table:table-cell table:style-name="Таблиця4.A3" office:value-type="string">
            <text:p text:style-name="P26">40/6</text:p>
          </table:table-cell>
          <table:table-cell table:style-name="Таблиця4.D3" office:value-type="string">
            <text:p text:style-name="P26">44/6</text:p>
          </table:table-cell>
        </table:table-row>
        <table:table-row>
          <table:table-cell table:style-name="Таблиця4.A4" office:value-type="string">
            <text:p text:style-name="P38">x<text:span text:style-name="T12">2</text:span></text:p>
          </table:table-cell>
          <table:table-cell table:style-name="Таблиця4.B4" office:value-type="string">
            <text:p text:style-name="P24">-4/<text:span text:style-name="T17">6</text:span></text:p>
          </table:table-cell>
          <table:table-cell table:style-name="Таблиця4.A4" office:value-type="string">
            <text:p text:style-name="P26">2/6</text:p>
          </table:table-cell>
          <table:table-cell table:style-name="Таблиця4.D4" office:value-type="string">
            <text:p text:style-name="P26">4/6</text:p>
          </table:table-cell>
        </table:table-row>
        <table:table-row>
          <table:table-cell table:style-name="Таблиця4.A2" office:value-type="string">
            <text:p text:style-name="P34"/>
          </table:table-cell>
          <table:table-cell table:style-name="Таблиця4.B2" office:value-type="string">
            <text:p text:style-name="P20">-<text:span text:style-name="T18">1</text:span></text:p>
          </table:table-cell>
          <table:table-cell table:style-name="Таблиця4.A2" office:value-type="string">
            <text:p text:style-name="P29">0</text:p>
          </table:table-cell>
          <table:table-cell table:style-name="Таблиця4.D2" office:value-type="string">
            <text:p text:style-name="P29">1</text:p>
          </table:table-cell>
        </table:table-row>
        <table:table-row>
          <table:table-cell table:style-name="Таблиця4.A2" office:value-type="string">
            <text:p text:style-name="P42">M</text:p>
          </table:table-cell>
          <table:table-cell table:style-name="Таблиця4.B2" office:value-type="string">
            <text:p text:style-name="P29">0</text:p>
          </table:table-cell>
          <table:table-cell table:style-name="Таблиця4.A2" office:value-type="string">
            <text:p text:style-name="P29">0</text:p>
          </table:table-cell>
          <table:table-cell table:style-name="Таблиця4.D2" office:value-type="string">
            <text:p text:style-name="P29">0</text:p>
          </table:table-cell>
        </table:table-row>
      </table:table>
      <text:p text:style-name="P13">Усі вільні члени невід’ємні, а отже маємо початкове базисне рішення <draw:frame draw:style-name="fr2" draw:name="Об'єкт6" text:anchor-type="as-char" svg:y="-0.2437in" svg:width="5.3701in" svg:height="0.3929in" draw:z-index="5"><draw:object xlink:href="./Object 6" xlink:type="simple" xlink:show="embed" xlink:actuate="onLoad"/><draw:image xlink:href="./ObjectReplacements/Object 6" xlink:type="simple" xlink:show="embed" xlink:actuate="onLoad"/></draw:frame>. <text:span text:style-name="T20">Так як серед коефіцієнтів цільової функції є від’ємні, то це рішення не є оптимальним. Починаємо пошук оптимального рішення.</text:span></text:p>
      <text:p text:style-name="P10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row>
          <table:table-cell table:style-name="Таблиця5.A1" office:value-type="string">
            <text:p text:style-name="P21"/>
          </table:table-cell>
          <table:table-cell table:style-name="Таблиця5.B1" office:value-type="string">
            <text:p text:style-name="P35">-<text:span text:style-name="T14">x</text:span><text:span text:style-name="T13">4</text:span></text:p>
          </table:table-cell>
          <table:table-cell table:style-name="Таблиця5.A1" office:value-type="string">
            <text:p text:style-name="P35">-<text:span text:style-name="T14">x</text:span><text:span text:style-name="T10">5</text:span></text:p>
          </table:table-cell>
          <table:table-cell table:style-name="Таблиця5.D1" office:value-type="string">
            <text:p text:style-name="P21"/>
          </table:table-cell>
        </table:table-row>
        <table:table-row>
          <table:table-cell table:style-name="Таблиця5.A2" office:value-type="string">
            <text:p text:style-name="P39">x<text:span text:style-name="T11">1</text:span></text:p>
          </table:table-cell>
          <table:table-cell table:style-name="Таблиця5.B2" office:value-type="string">
            <text:p text:style-name="P27">-<text:span text:style-name="T21">1/5</text:span></text:p>
          </table:table-cell>
          <table:table-cell table:style-name="Таблиця5.A2" office:value-type="string">
            <text:p text:style-name="P27">-<text:span text:style-name="T21">1</text:span></text:p>
          </table:table-cell>
          <table:table-cell table:style-name="Таблиця5.D2" office:value-type="string">
            <text:p text:style-name="P31">1/5</text:p>
          </table:table-cell>
        </table:table-row>
        <table:table-row>
          <table:table-cell table:style-name="Таблиця5.A3" office:value-type="string">
            <text:p text:style-name="P39">x<text:span text:style-name="T13">3</text:span></text:p>
          </table:table-cell>
          <table:table-cell table:style-name="Таблиця5.B3" office:value-type="string">
            <text:p text:style-name="P30">1</text:p>
          </table:table-cell>
          <table:table-cell table:style-name="Таблиця5.A3" office:value-type="string">
            <text:p text:style-name="P27">4</text:p>
          </table:table-cell>
          <table:table-cell table:style-name="Таблиця5.D3" office:value-type="string">
            <text:p text:style-name="P27"><text:span text:style-name="T21">22/5</text:span></text:p>
          </table:table-cell>
        </table:table-row>
        <table:table-row>
          <table:table-cell table:style-name="Таблиця5.A4" office:value-type="string">
            <text:p text:style-name="P39">x<text:span text:style-name="T12">2</text:span></text:p>
          </table:table-cell>
          <table:table-cell table:style-name="Таблиця5.B4" office:value-type="string">
            <text:p text:style-name="P30">2/5</text:p>
          </table:table-cell>
          <table:table-cell table:style-name="Таблиця5.A4" office:value-type="string">
            <text:p text:style-name="P31">3</text:p>
          </table:table-cell>
          <table:table-cell table:style-name="Таблиця5.D4" office:value-type="string">
            <text:p text:style-name="P31">18/5</text:p>
          </table:table-cell>
        </table:table-row>
        <table:table-row>
          <table:table-cell table:style-name="Таблиця5.A2" office:value-type="string">
            <text:p text:style-name="P35"/>
          </table:table-cell>
          <table:table-cell table:style-name="Таблиця5.B2" office:value-type="string">
            <text:p text:style-name="P30">3/5</text:p>
          </table:table-cell>
          <table:table-cell table:style-name="Таблиця5.A2" office:value-type="string">
            <text:p text:style-name="P31">4</text:p>
          </table:table-cell>
          <table:table-cell table:style-name="Таблиця5.D2" office:value-type="string">
            <text:p text:style-name="P31">27/5</text:p>
          </table:table-cell>
        </table:table-row>
      </table:table>
      <text:p text:style-name="P14"><text:soft-page-break/>Отримали оптимальне рішення: </text:p>
      <text:p text:style-name="P14"><draw:frame draw:style-name="fr2" draw:name="Об'єкт7" text:anchor-type="as-char" svg:y="-0.2437in" svg:width="5.1689in" svg:height="0.3929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5">Відповідь:<text:span text:style-name="T23"> </text:span><text:span text:style-name="T23"><draw:frame draw:style-name="fr2" draw:name="Об'єкт8" text:anchor-type="as-char" svg:y="-0.2437in" svg:width="2.3457in" svg:height="0.3929in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uk" fo:country="U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.25in" fo:margin-right="0.25in" fo:text-align="justify" style:justify-single-word="false" fo:text-indent="0.3118in" style:auto-text-indent="false" fo:background-color="transparent"/>
      <style:text-properties officeooo:rsid="001696e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7T20:19:09.224174148</meta:creation-date>
    <meta:generator>LibreOffice/6.1.5.2$Linux_X86_64 LibreOffice_project/10$Build-2</meta:generator>
    <dc:date>2020-11-15T22:32:48.808690667</dc:date>
    <meta:editing-duration>PT17H50M11S</meta:editing-duration>
    <meta:editing-cycles>86</meta:editing-cycles>
    <meta:document-statistic meta:table-count="5" meta:image-count="0" meta:object-count="8" meta:page-count="3" meta:paragraph-count="136" meta:word-count="267" meta:character-count="1285" meta:non-whitespace-character-count="1145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row>
                <mo fence="true" stretchy="false">(</mo>
                <mrow>
                  <mrow>
                    <mi>c</mi>
                    <mi>,</mi>
                    <mi>x</mi>
                  </mrow>
                </mrow>
                <mo fence="true" stretchy="false">)</mo>
              </mrow>
              <mo stretchy="false">→</mo>
              <mi mathvariant="italic">max</mi>
            </mrow>
            <mi>,</mi>
          </mrow>
        </mtd>
      </mtr>
      <mtr>
        <mtd>
          <mrow>
            <mrow>
              <mi mathvariant="italic">Ax</mi>
              <mo stretchy="false">=</mo>
              <mi>b</mi>
            </mrow>
            <mi>,</mi>
          </mrow>
        </mtd>
      </mtr>
      <mtr>
        <mtd>
          <mrow>
            <mi>x</mi>
            <mo stretchy="false">≥</mo>
            <mn>0</mn>
          </mrow>
        </mtd>
      </mtr>
    </mtable>
    <annotation encoding="StarMath 5.0">alignc

( c,x ) toward max,

newline alignc

Ax = b,

newline alignc

x &gt;= 0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o fence="true" stretchy="true">(</mo>
              <mrow>
                <mtable>
                  <mtr>
                    <mtd>
                      <mn>1</mn>
                    </mtd>
                    <mtd>
                      <mrow>
                        <mo stretchy="false">−</mo>
                        <mn>1</mn>
                      </mrow>
                    </mtd>
                    <mtd>
                      <mn>1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o stretchy="false">−</mo>
                        <mn>3</mn>
                      </mrow>
                    </mtd>
                    <mtd>
                      <mn>1</mn>
                    </mtd>
                    <mtd>
                      <mn>0</mn>
                    </mtd>
                    <mtd>
                      <mn>1</mn>
                    </mtd>
                    <mtd>
                      <mn>0</mn>
                    </mtd>
                  </mtr>
                  <mtr>
                    <mtd>
                      <mn>2</mn>
                    </mtd>
                    <mtd>
                      <mn>2</mn>
                    </mtd>
                    <mtd>
                      <mn>1</mn>
                    </mtd>
                    <mtd>
                      <mn>1</mn>
                    </mtd>
                    <mtd>
                      <mn>2</mn>
                    </mtd>
                  </mtr>
                </mtable>
              </mrow>
              <mo fence="true" stretchy="true">)</mo>
            </mrow>
            <mtable>
              <mtr>
                <mtd>
                  <mn>1</mn>
                </mtd>
              </mtr>
              <mtr>
                <mtd>
                  <mn>3</mn>
                </mtd>
              </mtr>
              <mtr>
                <mtd>
                  <mn>12</mn>
                </mtd>
              </mtr>
            </mtable>
          </mrow>
        </mtd>
      </mtr>
      <mtr>
        <mtd>
          <mrow>
            <mrow>
              <mo fence="true" stretchy="true">(</mo>
              <mrow>
                <mtable>
                  <mtr>
                    <mtd>
                      <mn>1</mn>
                    </mtd>
                    <mtd>
                      <mrow>
                        <mo stretchy="false">−</mo>
                        <mn>1</mn>
                      </mrow>
                    </mtd>
                    <mtd>
                      <mn>1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o stretchy="false">−</mo>
                        <mn>3</mn>
                      </mrow>
                    </mtd>
                    <mtd>
                      <mn>1</mn>
                    </mtd>
                    <mtd>
                      <mn>0</mn>
                    </mtd>
                    <mtd>
                      <mn>1</mn>
                    </mtd>
                    <mtd>
                      <mn>0</mn>
                    </mtd>
                  </mtr>
                  <mtr>
                    <mtd>
                      <mn>1</mn>
                    </mtd>
                    <mtd>
                      <mn>3</mn>
                    </mtd>
                    <mtd>
                      <mn>0</mn>
                    </mtd>
                    <mtd>
                      <mn>1</mn>
                    </mtd>
                    <mtd>
                      <mn>2</mn>
                    </mtd>
                  </mtr>
                </mtable>
              </mrow>
              <mo fence="true" stretchy="true">)</mo>
            </mrow>
            <mtable>
              <mtr>
                <mtd>
                  <mn>1</mn>
                </mtd>
              </mtr>
              <mtr>
                <mtd>
                  <mn>3</mn>
                </mtd>
              </mtr>
              <mtr>
                <mtd>
                  <mn>11</mn>
                </mtd>
              </mtr>
            </mtable>
          </mrow>
        </mtd>
      </mtr>
      <mtr>
        <mtd>
          <mrow>
            <mrow>
              <mo fence="true" stretchy="true">(</mo>
              <mrow>
                <mtable>
                  <mtr>
                    <mtd>
                      <mn>1</mn>
                    </mtd>
                    <mtd>
                      <mrow>
                        <mo stretchy="false">−</mo>
                        <mn>1</mn>
                      </mrow>
                    </mtd>
                    <mtd>
                      <mn>1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o stretchy="false">−</mo>
                        <mn>3</mn>
                      </mrow>
                    </mtd>
                    <mtd>
                      <mn>1</mn>
                    </mtd>
                    <mtd>
                      <mn>0</mn>
                    </mtd>
                    <mtd>
                      <mn>1</mn>
                    </mtd>
                    <mtd>
                      <mn>0</mn>
                    </mtd>
                  </mtr>
                  <mtr>
                    <mtd>
                      <mn>4</mn>
                    </mtd>
                    <mtd>
                      <mn>2</mn>
                    </mtd>
                    <mtd>
                      <mn>0</mn>
                    </mtd>
                    <mtd>
                      <mn>0</mn>
                    </mtd>
                    <mtd>
                      <mn>2</mn>
                    </mtd>
                  </mtr>
                </mtable>
              </mrow>
              <mo fence="true" stretchy="true">)</mo>
            </mrow>
            <mtable>
              <mtr>
                <mtd>
                  <mn>1</mn>
                </mtd>
              </mtr>
              <mtr>
                <mtd>
                  <mn>3</mn>
                </mtd>
              </mtr>
              <mtr>
                <mtd>
                  <mn>8</mn>
                </mtd>
              </mtr>
            </mtable>
          </mrow>
        </mtd>
      </mtr>
    </mtable>
    <annotation encoding="StarMath 5.0">left ( matrix{
1 # -1 # 1 # 0 # 0 ##
-3 # 1 # 0 # 1 # 0 ##
2 # 2 # 1 # 1 # 2
}right ) stack {
1 # 3 # 12} newline
left ( matrix{
1 # -1 # 1 # 0 # 0 ##
-3 # 1 # 0 # 1 # 0 ##
1 # 3 # 0 # 1 # 2
}right ) stack {
1 # 3 # 11
} newline 
left ( matrix{
1 # -1 # 1 # 0 # 0 ##
-3 # 1 # 0 # 1 # 0 ##
4 # 2 # 0 # 0 # 2
}right ) stack {
1 # 3 # 8
}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i>с</mi>
            <mo stretchy="false">=</mo>
            <mrow>
              <mo fence="true" stretchy="false">(</mo>
              <mrow>
                <mrow>
                  <mn>5,</mn>
                  <mn>0,</mn>
                  <mrow>
                    <mn>1,</mn>
                    <mo stretchy="false">−</mo>
                    <mn>1,</mn>
                  </mrow>
                  <mn>1</mn>
                </mrow>
              </mrow>
              <mo fence="true" stretchy="false">)</mo>
            </mrow>
          </mrow>
        </mtd>
      </mtr>
      <mtr>
        <mtd columnalign="left">
          <mrow>
            <mi>b</mi>
            <mo stretchy="false">=</mo>
            <mrow>
              <mo fence="true" stretchy="false">(</mo>
              <mrow>
                <mn>1,3,12</mn>
              </mrow>
              <mo fence="true" stretchy="false">)</mo>
            </mrow>
          </mrow>
        </mtd>
      </mtr>
      <mtr>
        <mtd columnalign="left">
          <mrow>
            <mi>A</mi>
            <mo stretchy="false">=</mo>
            <mrow>
              <mo fence="true" stretchy="true">[</mo>
              <mrow>
                <mtable>
                  <mtr>
                    <mtd>
                      <mrow>
                        <mspace width="4em"/>
                        <mn>1</mn>
                      </mrow>
                    </mtd>
                    <mtd>
                      <mrow>
                        <mo stretchy="false">−</mo>
                        <mn>1</mn>
                      </mrow>
                    </mtd>
                    <mtd>
                      <mn>1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space width="2em"/>
                        <mo stretchy="false">−</mo>
                        <mn>3</mn>
                      </mrow>
                    </mtd>
                    <mtd>
                      <mrow>
                        <mspace width="2em"/>
                        <mn>1</mn>
                      </mrow>
                    </mtd>
                    <mtd>
                      <mn>0</mn>
                    </mtd>
                    <mtd>
                      <mn>1</mn>
                    </mtd>
                    <mtd>
                      <mn>0</mn>
                    </mtd>
                  </mtr>
                  <mtr>
                    <mtd>
                      <mrow>
                        <mspace width="4em"/>
                        <mn>2</mn>
                      </mrow>
                    </mtd>
                    <mtd>
                      <mrow>
                        <mspace width="2em"/>
                        <mn>2</mn>
                      </mrow>
                    </mtd>
                    <mtd>
                      <mn>1</mn>
                    </mtd>
                    <mtd>
                      <mn>1</mn>
                    </mtd>
                    <mtd>
                      <mn>2</mn>
                    </mtd>
                  </mtr>
                </mtable>
              </mrow>
              <mo fence="true" stretchy="true">]</mo>
            </mrow>
          </mrow>
        </mtd>
      </mtr>
    </mtable>
    <annotation encoding="StarMath 5.0">alignl

с = ( 5, 0, 1, -1, 1 )

newline alignl

b = ( 1,3,12 )

newline alignl

A = left [ matrix {~~1 # -1 # 1 # 0 # 0 ## ~-3 # ~1 # 0 # 1 # 0 ## ~~2 # ~2 # 1 # 1 # 2} right ]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i>f</mi>
              <mo stretchy="false">=</mo>
              <mn>5</mn>
            </mrow>
            <mrow>
              <msub>
                <mi>x</mi>
                <mn>1</mn>
              </msub>
              <mo stretchy="false">+</mo>
              <msub>
                <mi>x</mi>
                <mn>3</mn>
              </msub>
              <mo stretchy="false">−</mo>
              <msub>
                <mi>x</mi>
                <mn>4</mn>
              </msub>
              <mo stretchy="false">+</mo>
              <msub>
                <mi>x</mi>
                <mn>5</mn>
              </msub>
              <mo stretchy="false">−</mo>
              <mi>M</mi>
            </mrow>
            <mrow>
              <mo fence="true" stretchy="false">(</mo>
              <mrow>
                <msub>
                  <mi>x</mi>
                  <mn>6</mn>
                </msub>
              </mrow>
              <mo fence="true" stretchy="false">)</mo>
            </mrow>
            <mo stretchy="false">→</mo>
            <mi mathvariant="italic">max</mi>
          </mrow>
        </mtd>
      </mtr>
      <mtr>
        <mtd columnalign="left">
          <mrow>
            <mo fence="true" stretchy="true">{</mo>
            <mrow>
              <mtable>
                <mtr>
                  <mtd>
                    <mrow>
                      <mrow>
                        <msub>
                          <mi>x</mi>
                          <mn>1</mn>
                        </msub>
                        <mo stretchy="false">−</mo>
                        <msub>
                          <mi>x</mi>
                          <mn>2</mn>
                        </msub>
                        <mo stretchy="false">+</mo>
                        <msub>
                          <mi>x</mi>
                          <mn>3</mn>
                        </msub>
                      </mrow>
                      <mo stretchy="false">=</mo>
                      <mn>1</mn>
                    </mrow>
                  </mtd>
                </mtr>
                <mtr>
                  <mtd>
                    <mrow>
                      <mrow>
                        <mo stretchy="false">−</mo>
                        <mn>3</mn>
                      </mrow>
                      <mrow>
                        <mrow>
                          <msub>
                            <mi>x</mi>
                            <mn>1</mn>
                          </msub>
                          <mo stretchy="false">+</mo>
                          <msub>
                            <mi>x</mi>
                            <mn>2</mn>
                          </msub>
                          <mo stretchy="false">+</mo>
                          <msub>
                            <mi>x</mi>
                            <mn>4</mn>
                          </msub>
                        </mrow>
                        <mo stretchy="false">=</mo>
                        <mn>3</mn>
                      </mrow>
                    </mrow>
                  </mtd>
                </mtr>
                <mtr>
                  <mtd>
                    <mrow>
                      <mn>4</mn>
                      <mrow>
                        <msub>
                          <mi>x</mi>
                          <mn>1</mn>
                        </msub>
                        <mo stretchy="false">+</mo>
                        <mn>2</mn>
                      </mrow>
                      <mrow>
                        <msub>
                          <mi>x</mi>
                          <mn>2</mn>
                        </msub>
                        <mo stretchy="false">+</mo>
                        <mn>2</mn>
                      </mrow>
                      <mrow>
                        <mrow>
                          <msub>
                            <mi>x</mi>
                            <mn>5</mn>
                          </msub>
                          <mo stretchy="false">+</mo>
                          <msub>
                            <mi>x</mi>
                            <mn>6</mn>
                          </msub>
                        </mrow>
                        <mo stretchy="false">=</mo>
                        <mn>8</mn>
                      </mrow>
                    </mrow>
                  </mtd>
                </mtr>
              </mtable>
            </mrow>
          </mrow>
        </mtd>
      </mtr>
      <mtr>
        <mtd>
          <mrow>
            <mrow>
              <msub>
                <mi>x</mi>
                <mi>j</mi>
              </msub>
              <mo stretchy="false">≥</mo>
              <mn>0,</mn>
            </mrow>
            <mrow>
              <mi>j</mi>
              <mo stretchy="false">=</mo>
              <mover accent="true">
                <mn>1,6</mn>
                <mo>¯</mo>
              </mover>
            </mrow>
          </mrow>
        </mtd>
      </mtr>
    </mtable>
    <annotation encoding="StarMath 5.0">f = 5x_1 + x_3 - x_4 + x_5 - M( x_6 ) rightarrow max newline alignl
left lbrace stack{
x_1 - x_2 + x_3 = 1 #
-3x_1 + x_2 + x_4 = 3 #
4x_1 + 2x_2 + 2x_5 + x_6 = 8
} right none newline alignc
x_j &gt;= 0, j = overline{ 1,6 }</annotation>
  </semantics>
</math>
</file>

<file path=Object 5/content.xml><?xml version="1.0" encoding="utf-8"?>
<math xmlns="http://www.w3.org/1998/Math/MathML" display="block">
  <semantics>
    <mtable>
      <mtr>
        <mtd columnalign="left">
          <mrow>
            <mo fence="true" stretchy="true">{</mo>
            <mrow>
              <mtable>
                <mtr>
                  <mtd>
                    <mrow>
                      <msub>
                        <mi>x</mi>
                        <mn>3</mn>
                      </msub>
                      <mo stretchy="false">=</mo>
                      <mrow>
                        <mn>1</mn>
                        <mo stretchy="false">−</mo>
                        <mrow>
                          <mo fence="true" stretchy="false">(</mo>
                          <mrow>
                            <mrow>
                              <msub>
                                <mi>x</mi>
                                <mn>1</mn>
                              </msub>
                              <mo stretchy="false">−</mo>
                              <msub>
                                <mi>x</mi>
                                <mn>2</mn>
                              </msub>
                            </mrow>
                          </mrow>
                          <mo fence="true" stretchy="false">)</mo>
                        </mrow>
                      </mrow>
                    </mrow>
                  </mtd>
                </mtr>
                <mtr>
                  <mtd>
                    <mrow>
                      <msub>
                        <mi>x</mi>
                        <mn>4</mn>
                      </msub>
                      <mo stretchy="false">=</mo>
                      <mrow>
                        <mn>3</mn>
                        <mo stretchy="false">−</mo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n>3</mn>
                              </mrow>
                              <mrow>
                                <msub>
                                  <mi>x</mi>
                                  <mn>1</mn>
                                </msub>
                                <mo stretchy="false">+</mo>
                                <msub>
                                  <mi>x</mi>
                                  <mn>2</mn>
                                </msub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</mtd>
                </mtr>
                <mtr>
                  <mtd>
                    <mrow>
                      <msub>
                        <mi>x</mi>
                        <mn>6</mn>
                      </msub>
                      <mo stretchy="false">=</mo>
                      <mrow>
                        <mn>8</mn>
                        <mo stretchy="false">−</mo>
                        <mrow>
                          <mo fence="true" stretchy="false">(</mo>
                          <mrow>
                            <mrow>
                              <mn>4</mn>
                              <mrow>
                                <msub>
                                  <mi>x</mi>
                                  <mn>1</mn>
                                </msub>
                                <mo stretchy="false">+</mo>
                                <mn>2</mn>
                              </mrow>
                              <mrow>
                                <msub>
                                  <mi>x</mi>
                                  <mn>2</mn>
                                </msub>
                                <mo stretchy="false">+</mo>
                                <mn>2</mn>
                              </mrow>
                              <msub>
                                <mi>x</mi>
                                <mn>5</mn>
                              </msub>
                            </mrow>
                          </mrow>
                          <mo fence="true" stretchy="false">)</mo>
                        </mrow>
                      </mrow>
                    </mrow>
                  </mtd>
                </mtr>
              </mtable>
            </mrow>
          </mrow>
        </mtd>
      </mtr>
      <mtr>
        <mtd>
          <mrow>
            <mrow>
              <mi>f</mi>
              <mo stretchy="false">=</mo>
              <mn>5</mn>
            </mrow>
            <mrow>
              <msub>
                <mi>x</mi>
                <mn>1</mn>
              </msub>
              <mo stretchy="false">+</mo>
              <msub>
                <mi>x</mi>
                <mn>3</mn>
              </msub>
              <mo stretchy="false">−</mo>
              <msub>
                <mi>x</mi>
                <mn>4</mn>
              </msub>
              <mo stretchy="false">+</mo>
              <msub>
                <mi>x</mi>
                <mn>5</mn>
              </msub>
              <mo stretchy="false">−</mo>
              <mi>M</mi>
            </mrow>
            <mrow>
              <mo fence="true" stretchy="false">(</mo>
              <mrow>
                <msub>
                  <mi>x</mi>
                  <mn>6</mn>
                </msub>
              </mrow>
              <mo fence="true" stretchy="false">)</mo>
            </mrow>
            <mtext>=</mtext>
          </mrow>
        </mtd>
      </mtr>
      <mtr>
        <mtd>
          <mrow>
            <mtext>=</mtext>
            <mn>5</mn>
            <mrow>
              <msub>
                <mi>x</mi>
                <mn>1</mn>
              </msub>
              <mo stretchy="false">+</mo>
              <mn>1</mn>
              <mo stretchy="false">−</mo>
              <mrow>
                <mo fence="true" stretchy="false">(</mo>
                <mrow>
                  <mrow>
                    <msub>
                      <mi>x</mi>
                      <mn>1</mn>
                    </msub>
                    <mo stretchy="false">−</mo>
                    <msub>
                      <mi>x</mi>
                      <mn>2</mn>
                    </msub>
                  </mrow>
                </mrow>
                <mo fence="true" stretchy="false">)</mo>
              </mrow>
              <mo stretchy="false">−</mo>
              <mn>3</mn>
              <mo stretchy="false">+</mo>
              <mrow>
                <mo fence="true" stretchy="false">(</mo>
                <mrow>
                  <mrow>
                    <mrow>
                      <mo stretchy="false">−</mo>
                      <mn>3</mn>
                    </mrow>
                    <mrow>
                      <msub>
                        <mi>x</mi>
                        <mn>1</mn>
                      </msub>
                      <mo stretchy="false">+</mo>
                      <msub>
                        <mi>x</mi>
                        <mn>2</mn>
                      </msub>
                    </mrow>
                  </mrow>
                </mrow>
                <mo fence="true" stretchy="false">)</mo>
              </mrow>
              <mo stretchy="false">+</mo>
              <msub>
                <mi>x</mi>
                <mn>5</mn>
              </msub>
              <mo stretchy="false">−</mo>
              <mi>M</mi>
            </mrow>
            <mrow>
              <mo fence="true" stretchy="false">(</mo>
              <mrow>
                <mrow>
                  <mn>8</mn>
                  <mo stretchy="false">−</mo>
                  <mrow>
                    <mo fence="true" stretchy="false">(</mo>
                    <mrow>
                      <mrow>
                        <mn>4</mn>
                        <mrow>
                          <msub>
                            <mi>x</mi>
                            <mn>1</mn>
                          </msub>
                          <mo stretchy="false">+</mo>
                          <mn>2</mn>
                        </mrow>
                        <mrow>
                          <msub>
                            <mi>x</mi>
                            <mn>2</mn>
                          </msub>
                          <mo stretchy="false">+</mo>
                          <mn>2</mn>
                        </mrow>
                        <msub>
                          <mi>x</mi>
                          <mn>5</mn>
                        </msub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text>=</mtext>
          </mrow>
        </mtd>
      </mtr>
      <mtr>
        <mtd>
          <mrow>
            <mrow>
              <msub>
                <mi>x</mi>
                <mn>1</mn>
              </msub>
              <mo stretchy="false">+</mo>
              <mn>2</mn>
            </mrow>
            <mrow>
              <msub>
                <mi>x</mi>
                <mn>2</mn>
              </msub>
              <mo stretchy="false">+</mo>
              <msub>
                <mi>x</mi>
                <mn>5</mn>
              </msub>
              <mo stretchy="false">−</mo>
              <mn>2</mn>
              <mo stretchy="false">−</mo>
              <mi>M</mi>
            </mrow>
            <mrow>
              <mo fence="true" stretchy="false">(</mo>
              <mrow>
                <mrow>
                  <mrow>
                    <mn>8</mn>
                    <mo stretchy="false">−</mo>
                    <mn>4</mn>
                  </mrow>
                  <mrow>
                    <msub>
                      <mi>x</mi>
                      <mn>1</mn>
                    </msub>
                    <mo stretchy="false">−</mo>
                    <mn>2</mn>
                  </mrow>
                  <mrow>
                    <msub>
                      <mi>x</mi>
                      <mn>2</mn>
                    </msub>
                    <mo stretchy="false">−</mo>
                    <mn>2</mn>
                  </mrow>
                  <msub>
                    <mi>x</mi>
                    <mn>5</mn>
                  </msub>
                </mrow>
              </mrow>
              <mo fence="true" stretchy="false">)</mo>
            </mrow>
          </mrow>
        </mtd>
      </mtr>
    </mtable>
    <annotation encoding="StarMath 5.0">alignl
left lbrace stack{
x_3 = 1 - ( x_1 - x_2 ) #
x_4 = 3 - ( -3x_1 + x_2 ) #
x_6 = 8 - ( 4x_1 + 2x_2 + 2x_5 )
} right none newline alignc
f = 5x_1 + x_3 -x_4 + x_5 - M( x_6 ) "=" newline alignc
"=" 5x_1 + 1-( x_1-x_2 ) - 3 + ( -3x_1 +x_2 ) + x_5 - M( 8-(4x_1 + 2x_2 + 2x_5 )) "=" newline alignc
x_1 + 2x_2 + x_5 - 2 - M( 8 - 4x_1 - 2x_2 - 2x_5 )</annotation>
  </semantics>
</math>
</file>

<file path=Object 6/content.xml><?xml version="1.0" encoding="utf-8"?>
<math xmlns="http://www.w3.org/1998/Math/MathML" display="block">
  <semantics>
    <mrow>
      <mrow>
        <msup>
          <mi>x</mi>
          <mn>0</mn>
        </msup>
        <mo stretchy="false">=</mo>
        <mrow>
          <mo fence="true" stretchy="false">(</mo>
          <mrow>
            <mrow>
              <mfrac>
                <mn>10</mn>
                <mn>6</mn>
              </mfrac>
              <mi>,</mi>
              <mfrac>
                <mn>4</mn>
                <mn>6</mn>
              </mfrac>
              <mi>,</mi>
              <mn>0,</mn>
              <mfrac>
                <mn>44</mn>
                <mn>6</mn>
              </mfrac>
              <mi>,</mi>
              <mn>0</mn>
            </mrow>
          </mrow>
          <mo fence="true" stretchy="false">)</mo>
        </mrow>
      </mrow>
      <mi>;</mi>
      <mi>f</mi>
      <mrow>
        <mrow>
          <mo fence="true" stretchy="false">(</mo>
          <mrow>
            <msup>
              <mi>x</mi>
              <mn>0</mn>
            </msup>
          </mrow>
          <mo fence="true" stretchy="false">)</mo>
        </mrow>
        <mo stretchy="false">=</mo>
        <mrow>
          <mrow>
            <mn>5</mn>
            <mo stretchy="false">∗</mo>
            <mfrac>
              <mn>10</mn>
              <mn>6</mn>
            </mfrac>
          </mrow>
          <mo stretchy="false">+</mo>
          <mrow>
            <mn>0</mn>
            <mo stretchy="false">∗</mo>
            <mfrac>
              <mn>4</mn>
              <mn>6</mn>
            </mfrac>
          </mrow>
          <mo stretchy="false">+</mo>
          <mrow>
            <mn>1</mn>
            <mo stretchy="false">∗</mo>
            <mn>0</mn>
          </mrow>
          <mo stretchy="false">−</mo>
          <mrow>
            <mn>1</mn>
            <mo stretchy="false">∗</mo>
            <mfrac>
              <mn>44</mn>
              <mn>6</mn>
            </mfrac>
          </mrow>
          <mo stretchy="false">+</mo>
          <mrow>
            <mn>1</mn>
            <mo stretchy="false">∗</mo>
            <mn>0</mn>
          </mrow>
        </mrow>
        <mo stretchy="false">=</mo>
        <mfrac>
          <mrow>
            <mn>50</mn>
            <mo stretchy="false">−</mo>
            <mn>44</mn>
          </mrow>
          <mn>6</mn>
        </mfrac>
        <mo stretchy="false">=</mo>
        <mfrac>
          <mn>6</mn>
          <mn>6</mn>
        </mfrac>
        <mo stretchy="false">=</mo>
        <mn>1</mn>
      </mrow>
    </mrow>
    <annotation encoding="StarMath 5.0">x^0 = ( 10over6 , 4over6 , 0, 44over6 , 0 ); f( x^0 ) = 5*{ 10over6 } + 0*{4over6} + 1*{0} - 1*{44over6} + 1*0 ={ 50-44 }over6 = 6over6 = 1</annotation>
  </semantics>
</math>
</file>

<file path=Object 7/content.xml><?xml version="1.0" encoding="utf-8"?>
<math xmlns="http://www.w3.org/1998/Math/MathML" display="block">
  <semantics>
    <mrow>
      <mi>x</mi>
      <mrow>
        <mtext>*</mtext>
        <mo stretchy="false">=</mo>
        <mrow>
          <mo fence="true" stretchy="false">(</mo>
          <mrow>
            <mrow>
              <mfrac>
                <mn>1</mn>
                <mn>5</mn>
              </mfrac>
              <mi>,</mi>
              <mfrac>
                <mn>18</mn>
                <mn>5</mn>
              </mfrac>
              <mi>,</mi>
              <mfrac>
                <mn>22</mn>
                <mn>5</mn>
              </mfrac>
              <mi>,</mi>
              <mn>0,</mn>
              <mn>0</mn>
            </mrow>
          </mrow>
          <mo fence="true" stretchy="false">)</mo>
        </mrow>
      </mrow>
      <mi>;</mi>
      <mi>f</mi>
      <mrow>
        <mrow>
          <mo fence="true" stretchy="false">(</mo>
          <mrow>
            <mrow>
              <mi>x</mi>
              <mtext>*</mtext>
            </mrow>
          </mrow>
          <mo fence="true" stretchy="false">)</mo>
        </mrow>
        <mo stretchy="false">=</mo>
        <mrow>
          <mrow>
            <mn>5</mn>
            <mo stretchy="false">∗</mo>
            <mfrac>
              <mn>1</mn>
              <mn>5</mn>
            </mfrac>
          </mrow>
          <mo stretchy="false">+</mo>
          <mrow>
            <mn>0</mn>
            <mo stretchy="false">∗</mo>
            <mfrac>
              <mn>18</mn>
              <mn>5</mn>
            </mfrac>
          </mrow>
          <mo stretchy="false">+</mo>
          <mrow>
            <mn>1</mn>
            <mo stretchy="false">∗</mo>
            <mfrac>
              <mn>22</mn>
              <mn>5</mn>
            </mfrac>
          </mrow>
          <mo stretchy="false">−</mo>
          <mrow>
            <mn>1</mn>
            <mo stretchy="false">∗</mo>
            <mn>0</mn>
          </mrow>
          <mo stretchy="false">+</mo>
          <mrow>
            <mn>1</mn>
            <mo stretchy="false">∗</mo>
            <mn>0</mn>
          </mrow>
        </mrow>
        <mo stretchy="false">=</mo>
        <mfrac>
          <mrow>
            <mn>5</mn>
            <mo stretchy="false">+</mo>
            <mn>22</mn>
          </mrow>
          <mn>5</mn>
        </mfrac>
        <mo stretchy="false">=</mo>
        <mfrac>
          <mn>27</mn>
          <mn>5</mn>
        </mfrac>
      </mrow>
    </mrow>
    <annotation encoding="StarMath 5.0">x"*" =( 1over5 , 18over5 , 22over5 , 0, 0 ); f( x"*" ) = 5*{1over5} + 0*{ 18over5 }+1*{ 22over5 }-1*0+1*0={ 5+22 }over5 = 27over5</annotation>
  </semantics>
</math>
</file>

<file path=Object 8/content.xml><?xml version="1.0" encoding="utf-8"?>
<math xmlns="http://www.w3.org/1998/Math/MathML" display="block">
  <semantics>
    <mrow>
      <mi>x</mi>
      <mrow>
        <mtext>*</mtext>
        <mo stretchy="false">=</mo>
        <mrow>
          <mo fence="true" stretchy="false">(</mo>
          <mrow>
            <mrow>
              <mfrac>
                <mn>1</mn>
                <mn>5</mn>
              </mfrac>
              <mi>,</mi>
              <mfrac>
                <mn>18</mn>
                <mn>5</mn>
              </mfrac>
              <mi>,</mi>
              <mfrac>
                <mn>22</mn>
                <mn>5</mn>
              </mfrac>
              <mi>,</mi>
              <mn>0,</mn>
              <mn>0</mn>
            </mrow>
          </mrow>
          <mo fence="true" stretchy="false">)</mo>
        </mrow>
      </mrow>
      <mi>;</mi>
      <mi>f</mi>
      <mrow>
        <mrow>
          <mo fence="true" stretchy="false">(</mo>
          <mrow>
            <mrow>
              <mi>x</mi>
              <mtext>*</mtext>
            </mrow>
          </mrow>
          <mo fence="true" stretchy="false">)</mo>
        </mrow>
        <mo stretchy="false">=</mo>
        <mfrac>
          <mn>27</mn>
          <mn>5</mn>
        </mfrac>
      </mrow>
    </mrow>
    <annotation encoding="StarMath 5.0">x"*" =( 1over5 , 18over5 , 22over5 , 0, 0 ); f( x"*" ) = 27over5</annotation>
  </semantics>
</math>
</file>